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39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Angle / degrees</text:p>
          </table:table-cell>
          <table:table-cell table:style-name="ce3" office:value-type="string">
            <text:p>Air-Time / sec</text:p>
          </table:table-cell>
          <table:table-cell table:style-name="ce3" office:value-type="string">
            <text:p>Distances / in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21">
            <text:p>1.21</text:p>
          </table:table-cell>
          <table:table-cell table:style-name="ce3" office:value-type="float" office:value="280">
            <text:p>280</text:p>
          </table:table-cell>
          <table:table-cell table:number-columns-repeated="1021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3" office:value-type="float" office:value="1.06">
            <text:p>1.06</text:p>
          </table:table-cell>
          <table:table-cell table:style-name="ce3" office:value-type="float" office:value="282">
            <text:p>282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06">
            <text:p>1.06</text:p>
          </table:table-cell>
          <table:table-cell table:style-name="ce3" office:value-type="float" office:value="292">
            <text:p>292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06">
            <text:p>1.06</text:p>
          </table:table-cell>
          <table:table-cell table:style-name="ce3" office:value-type="float" office:value="282">
            <text:p>282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21">
            <text:p>1.21</text:p>
          </table:table-cell>
          <table:table-cell table:style-name="ce3" office:value-type="float" office:value="302.5">
            <text:p>302.5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31">
            <text:p>1.31</text:p>
          </table:table-cell>
          <table:table-cell table:style-name="ce3" office:value-type="float" office:value="264">
            <text:p>264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28">
            <text:p>1.28</text:p>
          </table:table-cell>
          <table:table-cell table:style-name="ce3" office:value-type="float" office:value="272.5">
            <text:p>272.5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43">
            <text:p>1.43</text:p>
          </table:table-cell>
          <table:table-cell table:style-name="ce3" office:value-type="float" office:value="302">
            <text:p>302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315.5">
            <text:p>315.5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314">
            <text:p>314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303.75">
            <text:p>303.75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278">
            <text:p>278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23">
            <text:p>1.23</text:p>
          </table:table-cell>
          <table:table-cell table:style-name="ce3" office:value-type="float" office:value="290">
            <text:p>290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28">
            <text:p>1.28</text:p>
          </table:table-cell>
          <table:table-cell table:style-name="ce3" office:value-type="float" office:value="282.5">
            <text:p>282.5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305.5">
            <text:p>305.5</text:p>
          </table:table-cell>
          <table:table-cell table:number-columns-repeated="1021"/>
        </table:table-row>
        <table:table-row table:style-name="ro1">
          <table:table-cell office:value-type="string" table:number-columns-spanned="3" table:number-rows-spanned="1">
            <text:p>Average</text:p>
          </table:table-cell>
          <table:covered-table-cell table:number-columns-repeated="2"/>
          <table:table-cell office:value-type="string">
            <text:p>Average (m)</text:p>
          </table:table-cell>
          <table:table-cell office:value-type="string">
            <text:p>Angle (radians)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formula="of:=AVERAGE([.B2:.B16])" office:value-type="float" office:value="1.25533333333333">
            <text:p>1.2553333333</text:p>
          </table:table-cell>
          <table:table-cell table:formula="of:=AVERAGE([.C2:.C16])" office:value-type="float" office:value="291.083333333333">
            <text:p>291.0833333333</text:p>
          </table:table-cell>
          <table:table-cell table:formula="of:=[.C18]*2.54/100" office:value-type="float" office:value="7.39351666666667">
            <text:p>7.3935166667</text:p>
          </table:table-cell>
          <table:table-cell table:formula="of:=RADIANS([.A18])" office:value-type="float" office:value="0.785398163397448">
            <text:p>0.78539816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rizontal Velocity (m/s)</text:p>
          </table:table-cell>
          <table:table-cell office:value-type="string">
            <text:p>Vertical Velocity (m/s)</text:p>
          </table:table-cell>
          <table:table-cell office:value-type="string">
            <text:p>Velocity(m/s)</text:p>
          </table:table-cell>
          <table:table-cell table:number-columns-repeated="1021"/>
        </table:table-row>
        <table:table-row table:style-name="ro1">
          <table:table-cell table:formula="of:=[.D18]/[.B18]" office:value-type="float" office:value="5.88968401486989">
            <text:p>5.8896840149</text:p>
          </table:table-cell>
          <table:table-cell table:formula="of:=[.A21]" office:value-type="float" office:value="5.88968401486989">
            <text:p>5.8896840149</text:p>
          </table:table-cell>
          <table:table-cell table:formula="of:=[.A21]/COS([.E18])" office:value-type="float" office:value="8.32927101192101">
            <text:p>8.32927101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 Displacement Time</text:p>
          </table:table-cell>
          <table:table-cell office:value-type="string">
            <text:p>Maximum Height (m)</text:p>
          </table:table-cell>
          <table:table-cell table:number-columns-repeated="1022"/>
        </table:table-row>
        <table:table-row table:style-name="ro1">
          <table:table-cell table:formula="of:=(-2*[.B21])/(-9.8)" office:value-type="float" office:value="1.20197632956528">
            <text:p>1.2019763296</text:p>
          </table:table-cell>
          <table:table-cell table:formula="of:=([.B21]*0.5*[.A24]) + 0.5*(-9.8)*(0.5*[.A24])^2" office:value-type="float" office:value="1.76981519362316">
            <text:p>1.7698151936</text:p>
          </table:table-cell>
          <table:table-cell table:formula="of:=(-(([.B21])^2))/(2*(-9.8))" office:value-type="float" office:value="1.76981519362316">
            <text:p>1.7698151936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1/19/2016</text:date>, <text:time>18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tics </meta:initial-creator>
    <meta:creation-date>2016-01-16T18:00:03.79</meta:creation-date>
    <dc:date>2016-01-19T18:17:24.12</dc:date>
    <dc:creator>FRC Team 4453 </dc:creator>
    <meta:editing-duration>PT1H55M12S</meta:editing-duration>
    <meta:editing-cycles>2</meta:editing-cycles>
    <meta:generator>OpenOffice/4.1.1$Win32 OpenOffice.org_project/411m6$Build-9775</meta:generator>
    <meta:document-statistic meta:table-count="3" meta:cell-count="67" meta:object-count="0"/>
  </office:meta>
</office:document-meta>
</file>